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077f40" officeooo:paragraph-rsid="00077f40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Text_20_body">
      <style:text-properties fo:font-size="26pt" fo:font-style="italic" style:text-underline-style="solid" style:text-underline-width="auto" style:text-underline-color="font-color" fo:font-weight="bold" officeooo:rsid="00077f40" officeooo:paragraph-rsid="00077f40" style:font-size-asian="22.75pt" style:font-style-asian="italic" style:font-weight-asian="bold" style:font-size-complex="26pt" style:font-style-complex="italic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fo:font-size="26pt" fo:font-style="italic" style:text-underline-style="solid" style:text-underline-width="auto" style:text-underline-color="font-color" fo:font-weight="bold" officeooo:rsid="00077f40" officeooo:paragraph-rsid="00077f40" style:font-size-asian="26pt" style:font-style-asian="italic" style:font-weight-asian="bold" style:font-size-complex="26pt" style:font-style-complex="italic" style:font-weight-complex="bold"/>
    </style:style>
    <style:style style:name="P4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77f40" officeooo:paragraph-rsid="00077f40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ize="12pt" fo:font-style="normal" style:text-underline-style="none" fo:font-weight="normal" officeooo:rsid="00077f40" officeooo:paragraph-rsid="00077f4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077f40" officeooo:paragraph-rsid="00077f40" style:font-size-asian="22.75pt" style:font-style-asian="italic" style:font-weight-asian="bold" style:font-size-complex="26pt" style:font-style-complex="italic" style:font-weight-complex="bold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  <style:text-properties officeooo:paragraph-rsid="00077f40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9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1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12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  <style:text-properties officeooo:paragraph-rsid="000816d7"/>
    </style:style>
    <style:style style:name="P13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  <style:text-properties officeooo:rsid="000816d7" officeooo:paragraph-rsid="000816d7"/>
    </style:style>
    <style:style style:name="T1" style:family="text">
      <style:text-properties loext:padding="0.049cm" loext:border="0.06pt solid #d9d9e3"/>
    </style:style>
    <style:style style:name="T2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style:font-name="var ff-mono" fo:font-style="normal" fo:font-weight="bold" fo:background-color="transparent" loext:char-shading-value="0" style:font-weight-asian="bold" style:font-weight-complex="bold" loext:padding="0cm" loext:border="none"/>
    </style:style>
    <style:style style:name="T4" style:family="text">
      <style:text-properties officeooo:rsid="0008117b"/>
    </style:style>
    <style:style style:name="T5" style:family="text">
      <style:text-properties officeooo:rsid="000816d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M</text:p>
      <text:list text:style-name="L1">
        <text:list-item>
          <text:p text:style-name="P7"><text:span text:style-name="Strong_20_Emphasis"><text:span text:style-name="T1">Modos principales:</text:span></text:span></text:p>
          <text:list>
            <text:list-item>
              <text:p text:style-name="P8"><text:span text:style-name="Source_20_Text"><text:span text:style-name="T1">i</text:span></text:span>: Entra en el modo de inserción antes del cursor.</text:p>
            </text:list-item>
            <text:list-item>
              <text:p text:style-name="P8"><text:span text:style-name="Source_20_Text"><text:span text:style-name="T1">I</text:span></text:span>: Entra en el modo de inserción al principio de la línea.</text:p>
            </text:list-item>
            <text:list-item>
              <text:p text:style-name="P8"><text:span text:style-name="Source_20_Text"><text:span text:style-name="T1">a</text:span></text:span>: Entra en el modo de inserción después del cursor.</text:p>
            </text:list-item>
            <text:list-item>
              <text:p text:style-name="P8"><text:span text:style-name="Source_20_Text"><text:span text:style-name="T1">A</text:span></text:span>: Entra en el modo de inserción al final de la línea.</text:p>
            </text:list-item>
            <text:list-item>
              <text:p text:style-name="P8"><text:span text:style-name="Source_20_Text"><text:span text:style-name="T1">o</text:span></text:span>: Abre una nueva línea debajo y entra en el modo de inserción.</text:p>
            </text:list-item>
            <text:list-item>
              <text:p text:style-name="P8"><text:span text:style-name="Source_20_Text"><text:span text:style-name="T1">O</text:span></text:span>: Abre una nueva línea arriba y entra en el modo de inserción.</text:p>
            </text:list-item>
            <text:list-item>
              <text:p text:style-name="P8"><text:span text:style-name="Source_20_Text"><text:span text:style-name="T1">Esc</text:span></text:span>: Sale del modo de inserción y vuelve al modo normal.</text:p>
            </text:list-item>
          </text:list>
        </text:list-item>
        <text:list-item>
          <text:p text:style-name="P9"><text:span text:style-name="Strong_20_Emphasis"><text:span text:style-name="T1">Movimiento:</text:span></text:span></text:p>
          <text:list>
            <text:list-item>
              <text:p text:style-name="P8"><text:span text:style-name="Source_20_Text"><text:span text:style-name="T1">h</text:span></text:span>, <text:span text:style-name="Source_20_Text"><text:span text:style-name="T1">j</text:span></text:span>, <text:span text:style-name="Source_20_Text"><text:span text:style-name="T1">k</text:span></text:span>, <text:span text:style-name="Source_20_Text"><text:span text:style-name="T1">l</text:span></text:span>: Mueve el cursor hacia la izquierda, abajo, arriba y derecha respectivamente.</text:p>
            </text:list-item>
            <text:list-item>
              <text:p text:style-name="P8"><text:span text:style-name="Source_20_Text"><text:span text:style-name="T1">w</text:span></text:span>: Mueve el cursor a la siguiente palabra.</text:p>
            </text:list-item>
            <text:list-item>
              <text:p text:style-name="P8"><text:span text:style-name="Source_20_Text"><text:span text:style-name="T1">b</text:span></text:span>: Mueve el cursor a la palabra anterior.</text:p>
            </text:list-item>
            <text:list-item>
              <text:p text:style-name="P8"><text:span text:style-name="Source_20_Text"><text:span text:style-name="T1">e</text:span></text:span>: Mueve el cursor al final de la palabra actual.</text:p>
            </text:list-item>
            <text:list-item>
              <text:p text:style-name="P8"><text:span text:style-name="Source_20_Text"><text:span text:style-name="T1">0</text:span></text:span> (cero): Mueve el cursor al principio de la línea.</text:p>
            </text:list-item>
            <text:list-item>
              <text:p text:style-name="P8"><text:span text:style-name="Source_20_Text"><text:span text:style-name="T1">$</text:span></text:span>: Mueve el cursor al final de la línea.</text:p>
            </text:list-item>
            <text:list-item>
              <text:p text:style-name="P8"><text:span text:style-name="Source_20_Text"><text:span text:style-name="T1">gg</text:span></text:span>: Mueve el cursor al principio del archivo.</text:p>
            </text:list-item>
            <text:list-item>
              <text:p text:style-name="P8"><text:span text:style-name="Source_20_Text"><text:span text:style-name="T1">G</text:span></text:span>: Mueve el cursor al final del archivo.</text:p>
            </text:list-item>
            <text:list-item>
              <text:p text:style-name="P8"><text:span text:style-name="Source_20_Text"><text:span text:style-name="T1">Ctrl + f</text:span></text:span>: Desplaza hacia adelante una página.</text:p>
            </text:list-item>
            <text:list-item>
              <text:p text:style-name="P8"><text:span text:style-name="Source_20_Text"><text:span text:style-name="T1">Ctrl + b</text:span></text:span>: Desplaza hacia atrás una página.</text:p>
            </text:list-item>
          </text:list>
        </text:list-item>
        <text:list-item>
          <text:p text:style-name="P9"><text:span text:style-name="Strong_20_Emphasis"><text:span text:style-name="T1">Edición:</text:span></text:span></text:p>
          <text:list>
            <text:list-item>
              <text:p text:style-name="P8"><text:span text:style-name="Source_20_Text"><text:span text:style-name="T1">x</text:span></text:span>: Borra el carácter bajo el cursor.</text:p>
            </text:list-item>
            <text:list-item>
              <text:p text:style-name="P8"><text:span text:style-name="Source_20_Text"><text:span text:style-name="T1">dd</text:span></text:span>: Borra la línea actual.</text:p>
            </text:list-item>
            <text:list-item>
              <text:p text:style-name="P8"><text:span text:style-name="Source_20_Text"><text:span text:style-name="T1">yy</text:span></text:span>: Copia la línea actual.</text:p>
            </text:list-item>
            <text:list-item>
              <text:p text:style-name="P8"><text:span text:style-name="Source_20_Text"><text:span text:style-name="T1">p</text:span></text:span>: Pega el contenido copiado o cortado después del cursor.</text:p>
            </text:list-item>
            <text:list-item>
              <text:p text:style-name="P8"><text:span text:style-name="Source_20_Text"><text:span text:style-name="T1">P</text:span></text:span>: Pega el contenido copiado o cortado antes del cursor.</text:p>
            </text:list-item>
            <text:list-item>
              <text:p text:style-name="P8"><text:span text:style-name="Source_20_Text"><text:span text:style-name="T1">u</text:span></text:span>: Deshace la última acción.</text:p>
            </text:list-item>
            <text:list-item>
              <text:p text:style-name="P8"><text:span text:style-name="Source_20_Text"><text:span text:style-name="T1">Ctrl + r</text:span></text:span>: Rehace la última acción.</text:p>
            </text:list-item>
          </text:list>
        </text:list-item>
        <text:list-item>
          <text:p text:style-name="P9"><text:span text:style-name="Strong_20_Emphasis"><text:span text:style-name="T1">Buscar y reemplazar:</text:span></text:span></text:p>
          <text:list>
            <text:list-item>
              <text:p text:style-name="P8"><text:span text:style-name="Source_20_Text"><text:span text:style-name="T1">/</text:span></text:span>: Inicia una búsqueda hacia adelante.</text:p>
            </text:list-item>
            <text:list-item>
              <text:p text:style-name="P8"><text:span text:style-name="Source_20_Text"><text:span text:style-name="T1">?</text:span></text:span>: Inicia una búsqueda hacia atrás.</text:p>
            </text:list-item>
            <text:list-item>
              <text:p text:style-name="P8"><text:span text:style-name="Source_20_Text"><text:span text:style-name="T1">n</text:span></text:span>: Va a la siguiente coincidencia de búsqueda.</text:p>
            </text:list-item>
            <text:list-item>
              <text:p text:style-name="P8"><text:span text:style-name="Source_20_Text"><text:span text:style-name="T1">N</text:span></text:span>: Va a la coincidencia de búsqueda anterior.</text:p>
            </text:list-item>
            <text:list-item>
              <text:p text:style-name="P8"><text:soft-page-break/><text:span text:style-name="Source_20_Text"><text:span text:style-name="T1">:s/buscar/reemplazar/g</text:span></text:span>: Reemplaza "buscar" por "reemplazar" en toda la línea.</text:p>
            </text:list-item>
            <text:list-item>
              <text:p text:style-name="P8"><text:span text:style-name="Source_20_Text"><text:span text:style-name="T1">:%s/buscar/reemplazar/g</text:span></text:span>: Reemplaza "buscar" por "reemplazar" en todo el archivo.</text:p>
            </text:list-item>
          </text:list>
        </text:list-item>
        <text:list-item>
          <text:p text:style-name="P9"><text:span text:style-name="Strong_20_Emphasis"><text:span text:style-name="T1">Guardado y salida:</text:span></text:span></text:p>
          <text:list>
            <text:list-item>
              <text:p text:style-name="P8"><text:span text:style-name="Source_20_Text"><text:span text:style-name="T1">:w</text:span></text:span>: Guarda el archivo.</text:p>
            </text:list-item>
            <text:list-item>
              <text:p text:style-name="P8"><text:span text:style-name="Source_20_Text"><text:span text:style-name="T1">:q</text:span></text:span>: Sale de Vim si no hay cambios sin guardar.</text:p>
            </text:list-item>
            <text:list-item>
              <text:p text:style-name="P8"><text:span text:style-name="Source_20_Text"><text:span text:style-name="T1">:q!</text:span></text:span>: Sale de Vim sin guardar los cambios.</text:p>
            </text:list-item>
            <text:list-item>
              <text:p text:style-name="P9"><text:span text:style-name="Source_20_Text"><text:span text:style-name="T1">:wq</text:span></text:span> o <text:span text:style-name="Source_20_Text"><text:span text:style-name="T1">:x</text:span></text:span>: Guarda el archivo y sale de Vim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IT</text:p>
      <text:p text:style-name="P4"/>
      <text:p text:style-name="P5"/>
      <text:p text:style-name="P2"><text:span text:style-name="Strong_20_Emphasis"><text:span text:style-name="T1">Configuración inicial:</text:span></text:span></text:p>
      <text:list text:style-name="L2">
        <text:list-item>
          <text:list>
            <text:list-item>
              <text:p text:style-name="P10"><text:span text:style-name="Source_20_Text"><text:span text:style-name="T1">git config --global user.name "Tu Nombre"</text:span></text:span>: Configura tu nombre de usuario.</text:p>
            </text:list-item>
            <text:list-item>
              <text:p text:style-name="P10"><text:span text:style-name="Source_20_Text"><text:span text:style-name="T1">git config --global user.email "tu@email.com"</text:span></text:span>: Configura tu dirección de correo electrónico.</text:p>
            </text:list-item>
            <text:list-item>
              <text:p text:style-name="P10"><text:span text:style-name="Source_20_Text"><text:span text:style-name="T1">git config --global core.editor "editor"</text:span></text:span>: Configura tu editor preferido.</text:p>
            </text:list-item>
            <text:list-item>
              <text:p text:style-name="P10"><text:span text:style-name="Source_20_Text"><text:span text:style-name="T1">git config --list</text:span></text:span>: Muestra la configuración de Git.</text:p>
            </text:list-item>
          </text:list>
        </text:list-item>
        <text:list-item>
          <text:p text:style-name="P11"><text:span text:style-name="Strong_20_Emphasis"><text:span text:style-name="T1">Crear y clonar repositorios:</text:span></text:span></text:p>
          <text:list>
            <text:list-item>
              <text:p text:style-name="P10"><text:span text:style-name="Source_20_Text"><text:span text:style-name="T1">git init</text:span></text:span>: Inicia un nuevo repositorio Git en el directorio actual.</text:p>
            </text:list-item>
            <text:list-item>
              <text:p text:style-name="P10"><text:span text:style-name="Source_20_Text"><text:span text:style-name="T1">git clone URL</text:span></text:span>: Clona un repositorio remoto en tu sistema.</text:p>
            </text:list-item>
          </text:list>
        </text:list-item>
        <text:list-item>
          <text:p text:style-name="P11"><text:span text:style-name="Strong_20_Emphasis"><text:span text:style-name="T1">Gestión de cambios:</text:span></text:span></text:p>
          <text:list>
            <text:list-item>
              <text:p text:style-name="P10"><text:span text:style-name="Source_20_Text"><text:span text:style-name="T1">git add archivo</text:span></text:span>: Agrega cambios al área de preparación (staging area).</text:p>
            </text:list-item>
            <text:list-item>
              <text:p text:style-name="P10"><text:span text:style-name="Source_20_Text"><text:span text:style-name="T1">git add .</text:span></text:span>: Agrega todos los cambios al área de preparación.</text:p>
            </text:list-item>
            <text:list-item>
              <text:p text:style-name="P10"><text:span text:style-name="Source_20_Text"><text:span text:style-name="T1">git commit -m "Mensaje de commit"</text:span></text:span>: Crea un nuevo commit con los cambios en el área de preparación.</text:p>
            </text:list-item>
            <text:list-item>
              <text:p text:style-name="P10"><text:span text:style-name="Source_20_Text"><text:span text:style-name="T1">git status</text:span></text:span>: Muestra el estado de los archivos en el repositorio.</text:p>
            </text:list-item>
            <text:list-item>
              <text:p text:style-name="P10"><text:soft-page-break/><text:span text:style-name="Source_20_Text"><text:span text:style-name="T1">git diff</text:span></text:span>: Muestra las diferencias entre el área de trabajo y el último commit.</text:p>
            </text:list-item>
            <text:list-item>
              <text:p text:style-name="P10"><text:span text:style-name="Source_20_Text"><text:span text:style-name="T1">git log</text:span></text:span>: Muestra el historial de commits.</text:p>
            </text:list-item>
          </text:list>
        </text:list-item>
        <text:list-item>
          <text:p text:style-name="P11"><text:span text:style-name="Strong_20_Emphasis"><text:span text:style-name="T1">Ramas (branches):</text:span></text:span></text:p>
          <text:list>
            <text:list-item>
              <text:p text:style-name="P10"><text:span text:style-name="Source_20_Text"><text:span text:style-name="T1">git branch</text:span></text:span>: Lista todas las ramas en el repositorio.</text:p>
            </text:list-item>
            <text:list-item>
              <text:p text:style-name="P10"><text:span text:style-name="Source_20_Text"><text:span text:style-name="T1">git branch nombre_rama</text:span></text:span>: Crea una nueva rama.</text:p>
            </text:list-item>
            <text:list-item>
              <text:p text:style-name="P10"><text:span text:style-name="Source_20_Text"><text:span text:style-name="T1">git checkout nombre_rama</text:span></text:span>: Cambia a una rama específica.</text:p>
            </text:list-item>
            <text:list-item>
              <text:p text:style-name="P10"><text:span text:style-name="Source_20_Text"><text:span text:style-name="T1">git merge nombre_rama</text:span></text:span>: Fusiona una rama en la rama actual.</text:p>
            </text:list-item>
            <text:list-item>
              <text:p text:style-name="P10"><text:span text:style-name="Source_20_Text"><text:span text:style-name="T1">git branch -d nombre_rama</text:span></text:span>: Elimina una rama.</text:p>
            </text:list-item>
          </text:list>
        </text:list-item>
        <text:list-item>
          <text:p text:style-name="P11"><text:span text:style-name="Strong_20_Emphasis"><text:span text:style-name="T1">Trabajo con repositorios remotos:</text:span></text:span></text:p>
          <text:list>
            <text:list-item>
              <text:p text:style-name="P10"><text:span text:style-name="Source_20_Text"><text:span text:style-name="T1">git remote add nombre_remoto URL</text:span></text:span>: Agrega un repositorio remoto.</text:p>
            </text:list-item>
            <text:list-item>
              <text:p text:style-name="P10"><text:span text:style-name="Source_20_Text"><text:span text:style-name="T1">git remote -v</text:span></text:span>: Muestra la lista de repositorios remotos.</text:p>
            </text:list-item>
            <text:list-item>
              <text:p text:style-name="P10"><text:span text:style-name="Source_20_Text"><text:span text:style-name="T1">git pull nombre_remoto rama_remota</text:span></text:span>: Obtiene cambios desde un repositorio remoto.</text:p>
            </text:list-item>
            <text:list-item>
              <text:p text:style-name="P10"><text:span text:style-name="Source_20_Text"><text:span text:style-name="T1">git push nombre_remoto rama_local:rama_remota</text:span></text:span>: Envía cambios a un repositorio remoto.</text:p>
            </text:list-item>
          </text:list>
        </text:list-item>
        <text:list-item>
          <text:p text:style-name="P11"><text:span text:style-name="Strong_20_Emphasis"><text:span text:style-name="T1">Desfacer cambios:</text:span></text:span></text:p>
          <text:list>
            <text:list-item>
              <text:p text:style-name="P10"><text:span text:style-name="Source_20_Text"><text:span text:style-name="T1">git reset HEAD archivo</text:span></text:span>: Quita un archivo del área de preparación.</text:p>
            </text:list-item>
            <text:list-item>
              <text:p text:style-name="P10"><text:span text:style-name="Source_20_Text"><text:span text:style-name="T1">git reset HEAD~1</text:span></text:span>: Deshace el último commit manteniendo los cambios en el área de trabajo.</text:p>
            </text:list-item>
            <text:list-item>
              <text:p text:style-name="P10"><text:span text:style-name="Source_20_Text"><text:span text:style-name="T1">git checkout -- archivo</text:span></text:span>: Deshace los cambios locales en un archivo.</text:p>
            </text:list-item>
          </text:list>
        </text:list-item>
        <text:list-item>
          <text:p text:style-name="P11"><text:span text:style-name="Strong_20_Emphasis"><text:span text:style-name="T1">Etiquetado (tags):</text:span></text:span></text:p>
          <text:list>
            <text:list-item>
              <text:p text:style-name="P10"><text:span text:style-name="Source_20_Text"><text:span text:style-name="T1">git tag nombre_tag</text:span></text:span>: Crea una etiqueta ligera en el commit actual.</text:p>
            </text:list-item>
            <text:list-item>
              <text:p text:style-name="P10"><text:span text:style-name="Source_20_Text"><text:span text:style-name="T1">git tag -a nombre_tag -m "Mensaje"</text:span></text:span>: Crea una etiqueta anotada.</text:p>
            </text:list-item>
            <text:list-item>
              <text:p text:style-name="P10"><text:span text:style-name="Source_20_Text"><text:span text:style-name="T1">git show nombre_tag</text:span></text:span>: Muestra información sobre una etiqueta.</text:p>
            </text:list-item>
          </text:list>
        </text:list-item>
        <text:list-item>
          <text:p text:style-name="P11"><text:span text:style-name="Strong_20_Emphasis"><text:span text:style-name="T1">Otras utilidades:</text:span></text:span></text:p>
          <text:list>
            <text:list-item>
              <text:p text:style-name="P10"><text:span text:style-name="Source_20_Text"><text:span text:style-name="T1">gitignore</text:span></text:span>: Archivo que especifica patrones de archivos que Git debe ignorar.</text:p>
            </text:list-item>
            <text:list-item>
              <text:p text:style-name="P10"><text:span text:style-name="Source_20_Text"><text:span text:style-name="T1">git stash</text:span></text:span>: Guarda temporalmente cambios sin commit para trabajar en otra rama.</text:p>
            </text:list-item>
            <text:list-item>
              <text:p text:style-name="P11"><text:span text:style-name="Source_20_Text"><text:span text:style-name="T1">git bisect</text:span></text:span>: Ayuda a encontrar un commit problemático utilizando búsqueda binaria.</text:p>
            </text:list-item>
            <text:list-item>
              <text:p text:style-name="P11">From 2021-08-13, GitHub is no longer accepting account passwords when authenticating Git operations. You need to add a PAT (Personal Access Token) instead, and you can follow the below method to add a PAT on your system.</text:p>
            </text:list-item>
            <text:list-item>
              <text:p text:style-name="P11">Create Personal Access Token on GitHub:</text:p>
            </text:list-item>
            <text:list-item>
              <text:p text:style-name="P11">From your GitHub account, go to Settings → Developer Settings → Personal Access Token → Tokens (classic) → Generate New Token (Give your password) → Fillup the <text:soft-page-break/>form → click Generate token → Copy the generated Token, it will be something like ghp_sFhFsSHhTzMDreGRLjmks4Tzuzgthdvfsrta <text:span text:style-name="T4">(example)</text:span></text:p>
              <text:p text:style-name="P12"><text:span text:style-name="T5">With that token, </text:span><text:span text:style-name="Source_20_Text"><text:span text:style-name="T3">git clone https://&lt;tokenhere&gt;@github.com/&lt;user&gt;/&lt;repo&gt;.git</text:span></text:span></text:p>
              <text:p text:style-name="P13">Its very very important to maintain that format to continue. The token have an expiration data so you need to upgrade often. 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12pt" fo:language="es" fo:country="ES" style:letter-kerning="true" style:font-name-asian="FreeSans2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es" fo:country="ES" style:letter-kerning="true" style:font-name-asian="Free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1" fo:font-family="FreeSans" style:font-family-generic="swiss" style:font-pitch="variable" fo:font-size="14pt" style:font-name-asian="FreeSans2" style:font-family-asian="FreeSans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FreeSans2" style:font-family-asian="FreeSans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2:14.852142387</meta:creation-date>
    <dc:date>2024-09-22T18:45:01.592754743</dc:date>
    <meta:editing-duration>PT9M55S</meta:editing-duration>
    <meta:editing-cycles>4</meta:editing-cycles>
    <meta:generator>LibreOffice/24.2.4.2$Linux_X86_64 LibreOffice_project/420$Build-2</meta:generator>
    <meta:document-statistic meta:table-count="0" meta:image-count="0" meta:object-count="0" meta:page-count="4" meta:paragraph-count="84" meta:word-count="844" meta:character-count="4713" meta:non-whitespace-character-count="4037"/>
  </office:meta>
</office:document-meta>
</file>